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#ffff66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background-color="#000000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Lucida Console" fo:font-size="14pt" style:font-size-asian="14pt" style:font-size-complex="14pt"/>
    </style:style>
    <style:style style:name="T22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3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4" style:family="text">
      <style:text-properties fo:background-color="#ff0000"/>
    </style:style>
    <style:style style:name="T25" style:family="text">
      <style:text-properties fo:color="#ffffff" fo:font-weight="normal" fo:background-color="#336666" style:font-weight-asian="normal" style:font-weight-complex="normal"/>
    </style:style>
    <style:style style:name="T26" style:family="text">
      <style:text-properties fo:background-color="#ffff66"/>
    </style:style>
    <style:style style:name="T27" style:family="text">
      <style:text-properties fo:background-color="#999966"/>
    </style:style>
    <style:style style:name="T28" style:family="text">
      <style:text-properties fo:background-color="#661900"/>
    </style:style>
    <style:style style:name="T29" style:family="text">
      <style:text-properties fo:background-color="#ffcc00"/>
    </style:style>
    <style:style style:name="T30" style:family="text">
      <style:text-properties fo:background-color="#cc9900"/>
    </style:style>
    <style:style style:name="T31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1 bajt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(2 bajty danych) 01 04</text:p>
      <text:p text:style-name="P2">CGMError <text:s text:c="8"/>CGMRecordType = <text:span text:style-name="T14">0x05</text:span> - błąd sensora <text:span text:style-name="T28">00 05</text:span>- sensor włączony <text:span text:style-name="T28">01 05</text:span>- sensor wyłączony <text:span text:style-name="T28">02 05</text:span>- utrata sensora i autowyłączenie po czasie</text:p>
      <text:p text:style-name="P2">CGMDataLow <text:s text:c="6"/>CGMRecordType = <text:span text:style-name="T1">0x06</text:span> – osiągnięty dolny limit glikemii 06 = poniżej 40 (1 bajt danych)</text:p>
      <text:p text:style-name="P2">CGMDataHigh <text:s text:c="5"/>CGMRecordType = <text:span text:style-name="T1">0x07</text:span> – osiągnięty górny limit glikemii FF 07 = powyżej 400 (2 bajty danych)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(5 bajtów danych)</text:p>
      <text:p text:style-name="P2">CGMTimeChange <text:s text:c="3"/>CGMRecordType = <text:span text:style-name="T25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1"><text:s text:c="17"/>CGMRecordType = </text:span><text:span text:style-name="T23">0x10</text:span><text:span text:style-name="T22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3"/>
      <text:p text:style-name="P7"><text:span text:style-name="T15"/></text:p>
      <text:p text:style-name="P7">0B 13 18 44 12 08 13 18 44 12 08 13 18 44 12 08 13 18 44 12 08 13 18 44 12 08 13 39 60 15 0B 13 58 44 12 08 13 79 60 15 0D 00 03 5E 13 19 61 15 0E 13 19 60 15 08 01 03 01 03 13 19 6A 15 08 13</text:p>
      <text:p text:style-name="P7">19 6A 15 08 33 D1 10 13 19 70 15 0F 13 19 6F 15 08 38 13 19 74 15 08 3D 43 48 13 19 47 16 08 4D 13 19 4C 16 08 48 46 42 3D 38 13 19 65 16 08 33 2E 29 28 2A 2F 33 39 3E 43 13 38 3E 40 13 37 13</text:p>
      <text:p text:style-name="P7">30 13 2C 13 2A 13 29 13 29 13 5A 4C 00 08 13 29 2B 2F 34 39 43 48 4D 49 46 42 3D 38 33 2E 29 28 2A 2F 33 39 3E 43 13 38 3E 40 13 37 13 30 13 2C 13 2A 13 29 13 29 13 5A 74 02 08 13 29 2B 2F 34</text:p>
      <text:p text:style-name="P7">9 43 48 4D 49 46 42 3D 38 33 2E 29 28 2A 2F 33 39 3E 43 13 38 3E 40 13 37 13 30 13 2C 13 2A 13 29 13 29 13 5A 60 05 08 13 29 2B 2F 34 39 43 48 4D 49 46 42 3D 38 33 2E 29 28 2A 2F 33 39 3E 43</text:p>
      <text:p text:style-name="P7"><text:span text:style-name="T19">13</text:span> <text:span text:style-name="T16">38</text:span> <text:span text:style-name="T16">3E</text:span> <text:span text:style-name="T16">40</text:span> <text:span text:style-name="T19">13</text:span> <text:span text:style-name="T16">37</text:span> <text:span text:style-name="T19">13</text:span> <text:span text:style-name="T16">30</text:span> <text:span text:style-name="T19">13</text:span> <text:span text:style-name="T16">2C</text:span> <text:span text:style-name="T19">13</text:span> <text:span text:style-name="T16">2A</text:span> <text:span text:style-name="T19">13</text:span> <text:span text:style-name="T16">29</text:span> <text:span text:style-name="T19">13</text:span> <text:span text:style-name="T16">29</text:span> <text:span text:style-name="T15">13 5A 4B 08 08</text:span> <text:span text:style-name="T19">13</text:span> <text:span text:style-name="T16">29</text:span> <text:span text:style-name="T16">2B</text:span> <text:span text:style-name="T16">2F</text:span> <text:span text:style-name="T15">13 1A 5A 08 08</text:span> <text:span text:style-name="T16">34</text:span> <text:span text:style-name="T16">39</text:span> <text:span text:style-name="T16">43</text:span> <text:span text:style-name="T16">48</text:span> <text:span text:style-name="T16">4D</text:span> <text:span text:style-name="T16">49</text:span> <text:span text:style-name="T16">46</text:span> <text:span text:style-name="T16">42</text:span> <text:span text:style-name="T16">3D</text:span> <text:span text:style-name="T16">38</text:span> <text:span text:style-name="T16">33</text:span> <text:span text:style-name="T16">2E</text:span> <text:span text:style-name="T15">13 1A 5A 09 08</text:span> <text:span text:style-name="T16">29</text:span> <text:span text:style-name="T29">00 03</text:span> <text:span text:style-name="T29">00 03</text:span> <text:span text:style-name="T29">00 03</text:span> <text:span text:style-name="T29">00 03</text:span> <text:span text:style-name="T29">00 03</text:span> <text:span text:style-name="T15">13 1A 78 09 08</text:span> <text:span text:style-name="T24">01</text:span></text:p>
      <text:p text:style-name="P7">00 00 00 00 00 00 00 00 00 00 00 00 00 00 00 00 00 00 00 00 00 00 00 00 00 00 00 00 00 00 00 00 00 00 00 00 00 00 00 00 00 00 00 00 00 00 00 00 00 00 00 00 00 00 00 00 00 00 00 00 00 00 3B B9</text:p>
      <text:p text:style-name="P7"/>
      <text:p text:style-name="P8">Włączenie nowego sensora wstawiło 0x0D</text:p>
      <text:p text:style-name="P8">Wyłączenie nowego sensora wstawiło 0x0B</text:p>
      <text:p text:style-name="P8"/>
      <text:p text:style-name="P8"/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9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miesiąc i dzień: 12-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20">(</text:span><text:a xlink:type="simple" xlink:href="https://github.com/ecc1/medtronic/blob/master/cgmrecord.go#L79" text:style-name="Internet_20_link" text:visited-style-name="Visited_20_Internet_20_Link"><text:span text:style-name="T20">https://github.com/ecc1/medtronic/blob/master/cgmrecord.go#L79</text:span></text:a><text:span text:style-name="T2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39M2S</meta:editing-duration>
    <meta:editing-cycles>33</meta:editing-cycles>
    <meta:generator>OpenOffice/4.1.5$Win32 OpenOffice.org_project/415m1$Build-9789</meta:generator>
    <dc:date>2019-01-26T10:10:13.84</dc:date>
    <dc:creator>Sławomir Malinowski</dc:creator>
    <meta:document-statistic meta:table-count="4" meta:image-count="0" meta:object-count="0" meta:page-count="1" meta:paragraph-count="58" meta:word-count="961" meta:character-count="5516"/>
    <meta:user-defined meta:name="Info 1"/>
    <meta:user-defined meta:name="Info 2"/>
    <meta:user-defined meta:name="Info 3"/>
    <meta:user-defined meta:name="Info 4"/>
  </office:meta>
</office:document-meta>
</file>